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n" fo:country="US" style:font-size-asian="14pt"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2" style:family="paragraph" style:parent-style-name="Standard">
      <style:paragraph-properties fo:text-align="justify" style:justify-single-word="false" fo:keep-with-next="always"/>
      <style:text-properties fo:language="en" fo:country="US"/>
    </style:style>
    <style:style style:name="P13" style:family="paragraph" style:parent-style-name="Standard">
      <style:paragraph-properties fo:text-align="justify" style:justify-single-word="false" fo:keep-with-next="always"/>
      <style:text-properties style:font-name="Liberation Serif" fo:language="en" fo:country="US"/>
    </style:style>
    <style:style style:name="P14" style:family="paragraph" style:parent-style-name="Standard">
      <style:paragraph-properties fo:text-align="justify" style:justify-single-word="false" fo:keep-with-next="always"/>
      <style:text-properties style:font-name="Liberation Serif"/>
    </style:style>
    <style:style style:name="P15" style:family="paragraph" style:parent-style-name="Standard">
      <style:paragraph-properties fo:text-align="justify" style:justify-single-word="false" fo:keep-with-next="always"/>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8" style:family="paragraph" style:parent-style-name="Standard">
      <style:paragraph-properties fo:text-align="justify" style:justify-single-word="false" fo:orphans="0" fo:widows="0" fo:keep-with-next="auto"/>
      <style:text-properties fo:language="en" fo:country="US"/>
    </style:style>
    <style:style style:name="P19" style:family="paragraph" style:parent-style-name="Standard">
      <style:paragraph-properties fo:text-align="justify" style:justify-single-word="false" fo:orphans="0" fo:widows="0"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language="en" fo:country="US"/>
    </style:style>
    <style:style style:name="P23"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4"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ni6 v1.2 manual pages</text:h>
      <text:p text:style-name="P6"/>
      <text:p text:style-name="P10"><text:span text:style-name="Título_20_2_20_Car"><text:span text:style-name="T8">Description</text:span></text:span></text:p>
      <text:p text:style-name="P9"/>
      <text:p text:style-name="P3"><text:span text:style-name="T5">This tool allows the assessment of IPv6 implementations with respect to a variety of attack vectors based on ICMPv6 Node Information messages. This tool is part of the IPv6 Toolkit v1.2: a security assessment suite for the IPv6 protocol developed by the UK CPNI</text:span>. </text:p>
      <text:p text:style-name="P3"/>
      <text:p text:style-name="P10"><text:span text:style-name="Título_20_2_20_Car"><text:span text:style-name="T8">Modes of Operation</text:span></text:span></text:p>
      <text:p text:style-name="P3"/>
      <text:p text:style-name="P10"><text:span text:style-name="T6">This tool has two modes of operation: “active” and “listening”. In “active” mode, the tool attacks a specific target, while in “listening” mode the tool listens to ICMPv6 Node Information Query messages on the local network, and sends ICMPv6 Node Information Reply messages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NI Reply messages are sent in response). If any “accept filter” is specified, incoming packets must match any of the specified “accept filters” in order for the tool to respond with ICMPv6 NI Reply messages.</text:p>
      <text:p text:style-name="P3"/>
      <text:h text:style-name="P21" text:outline-level="2"><text:span text:style-name="T2">O</text:span><text:span text:style-name="T2">ptions</text:span></text:h>
      <text:p text:style-name="P3"/>
      <text:p text:style-name="P17">The ni6 tool takes it parameters as command-line options. Each of the options can be specified with a short name (one character preceded with the hyphen character, as e.g. “-i”) or with a long name (a string preceded with two hyphen characters, as e.g. “--interface”).</text:p>
      <text:p text:style-name="P18"/>
      <text:p text:style-name="P19"><text:span text:style-name="T2">ni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18"/>
      <text:p text:style-name="P18"/>
      <text:p text:style-name="P19"><text:span text:style-name="Codigo_20_Car">--interface</text:span><text:span text:style-name="T2">, </text:span><text:span text:style-name="Codigo_20_Car">-i</text:span></text:p>
      <text:p text:style-name="P18"/>
      <text:p text:style-name="P19"><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8"/>
      <text:p text:style-name="P18"/>
      <text:p text:style-name="P19"><text:soft-page-break/><text:span text:style-name="Codigo_20_Car">--src-address</text:span><text:span text:style-name="T2">, </text:span><text:span text:style-name="Codigo_20_Car">-s</text:span></text:p>
      <text:p text:style-name="P18"/>
      <text:p text:style-name="P18">This option specifies the IPv6 source address (or IPv6 prefix) to be used for the Source Address of the attack packets. If an IPv6 prefix is specified, the IPv6 Source Address of the ICMPv6 packets will be randomized from the specified prefix.</text:p>
      <text:p text:style-name="P3"/>
      <text:p text:style-name="P3">Note: When operating in “listening” mode, the Source Address is automatically selected depending on the IPv6 Destination Address of the ICMPv6 NI Query (unless a specific IPv6 Source Address has been specified with the “-s” option).</text:p>
      <text:p text:style-name="P3"/>
      <text:p text:style-name="P3"/>
      <text:p text:style-name="P15"><text:span text:style-name="Codigo_20_Car">--dst-address</text:span><text:span text:style-name="T2">, </text:span><text:span text:style-name="Codigo_20_Car">-d</text:span></text:p>
      <text:p text:style-name="P12"/>
      <text:p text:style-name="P12">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ICMPv6 NI Query message.</text:p>
      <text:p text:style-name="P4"/>
      <text:p text:style-name="P4"/>
      <text:p text:style-name="P7">--hop-limit, -A</text:p>
      <text:p text:style-name="P4"/>
      <text:p text:style-name="P15"><text:span text:style-name="Codigo_20_Car"><text:span text:style-name="T7">This option specifies the Hop Limit to be used for the IPv6 packets. It is randomized by default.</text:span></text:span></text:p>
      <text:p text:style-name="P10"><text:span text:style-name="Codigo_20_Car"><text:span text:style-name="T9"/></text:span></text:p>
      <text:p text:style-name="P10"><text:span text:style-name="Codigo_20_Car"><text:span text:style-name="T9"/></text:span></text:p>
      <text:p text:style-name="P10"><text:span text:style-name="Codigo_20_Car"><text:span text:style-name="T12">--frag-hdr</text:span></text:span><text:span text:style-name="T6">, </text:span><text:span text:style-name="Codigo_20_Car"><text:span text:style-name="T12">-y</text:span></text:span></text:p>
      <text:p text:style-name="P13"/>
      <text:p text:style-name="P14"><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0"><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0"><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text:soft-page-break/></text:p>
      <text:p text:style-name="P10"><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0"><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set to the real link-layer address of the network interface.</text:p>
      <text:p text:style-name="P3"/>
      <text:p text:style-name="P3"/>
      <text:p text:style-name="P15"><text:span text:style-name="Codigo_20_Car">--link-dst-address</text:span><text:span text:style-name="T2">, </text:span><text:span text:style-name="Codigo_20_Car">-D</text:span></text:p>
      <text:p text:style-name="P12"/>
      <text:p text:style-name="P12">This option specifies the link-layer Destination Address of the ICMPv6 NI packe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0"><text:span text:style-name="Codigo_20_Car">--payload-size</text:span><text:span text:style-name="T2">, </text:span><text:span text:style-name="Codigo_20_Car">-P</text:span></text:p>
      <text:p text:style-name="P3"/>
      <text:p text:style-name="P3">This options specifies the size (in bytes) of the ICMPv6 NI payload.</text:p>
      <text:p text:style-name="P3"><text:span text:style-name="Codigo_20_Car"/></text:p>
      <text:p text:style-name="P3"/>
      <text:p text:style-name="P10"><text:span text:style-name="Codigo_20_Car">--subject-ipv6</text:span><text:span text:style-name="T2">, </text:span><text:span text:style-name="Codigo_20_Car">-6</text:span></text:p>
      <text:p text:style-name="P3"/>
      <text:p text:style-name="P3">This option specifies an IPv6 Address to be used as the Subject of ICMPv6 Node Information Query messages.</text:p>
      <text:p text:style-name="P3"/>
      <text:p text:style-name="P3"/>
      <text:p text:style-name="P10"><text:span text:style-name="Codigo_20_Car">--subject-ipv4</text:span><text:span text:style-name="T2">, </text:span><text:span text:style-name="Codigo_20_Car">-4</text:span></text:p>
      <text:p text:style-name="P3"/>
      <text:p text:style-name="P3">This option specifies an IPv4 Address to be used as the Subject of ICMPv6 Node Information Query messages.</text:p>
      <text:p text:style-name="P3"/>
      <text:p text:style-name="P3"/>
      <text:p text:style-name="P10"><text:span text:style-name="Codigo_20_Car">--subject-name</text:span><text:span text:style-name="T2">, </text:span><text:span text:style-name="Codigo_20_Car">-n</text:span></text:p>
      <text:p text:style-name="P3"/>
      <text:p text:style-name="P3">This option specifies a Name to be used as the Subject of ICMPv6 Node Information Query messages. By default, the specified name is considered to be a Fully-Qualified Domain Name (FQDN). <text:s/>Please consult the “--sname-slabel” option for instructions on how to specify “single-label” names.</text:p>
      <text:p text:style-name="P3"><text:soft-page-break/></text:p>
      <text:p text:style-name="P10"><text:span text:style-name="Codigo_20_Car">--subject-fname</text:span><text:span text:style-name="T2">, </text:span><text:span text:style-name="Codigo_20_Car">-N</text:span></text:p>
      <text:p text:style-name="P3"/>
      <text:p text:style-name="P3">This option instructs the ni6 tool to set the Subject of ICMPv6 NI Quer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subject-ename</text:span><text:span text:style-name="T2">, </text:span><text:span text:style-name="Codigo_20_Car">-x</text:span></text:p>
      <text:p text:style-name="P3"/>
      <text:p text:style-name="P3">This option instructs the ni6 tool to set the Subject of an ICMPv6 NI Query message to a malformed label of the specified length. This option is useful for including a malformed label that “spans past the end of the ICMPv6 NI Query”.</text:p>
      <text:p text:style-name="P3"/>
      <text:p text:style-name="P3"/>
      <text:p text:style-name="P10"><text:span text:style-name="Codigo_20_Car">--subject-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1.</text:p>
      <text:p text:style-name="P3"/>
      <text:p text:style-name="P3"/>
      <text:p text:style-name="P10"><text:span text:style-name="Codigo_20_Car">--sname-slabel</text:span><text:span text:style-name="T2">, </text:span><text:span text:style-name="Codigo_20_Car">-e</text:span></text:p>
      <text:p text:style-name="P3"/>
      <text:p text:style-name="P3">This option specifies that the specified Subject Name is a single-label name, and hence should be terminated with two (rather than one) NULL labels.</text:p>
      <text:p text:style-name="P3"/>
      <text:p text:style-name="P3"/>
      <text:p text:style-name="P10"><text:span text:style-name="Codigo_20_Car">--max-label-size</text:span><text:span text:style-name="T2">, </text:span><text:span text:style-name="Codigo_20_Car">-Z</text:span></text:p>
      <text:p text:style-name="P3"/>
      <text:p text:style-name="P3">This option specifies the maximum Name label size. It defaults to 63.</text:p>
      <text:p text:style-name="P3"/>
      <text:p text:style-name="P3"/>
      <text:p text:style-name="P10"><text:span text:style-name="Codigo_20_Car">--code</text:span><text:span text:style-name="T2">, </text:span><text:span text:style-name="Codigo_20_Car">-C</text:span></text:p>
      <text:p text:style-name="P3"/>
      <text:p text:style-name="P3">This option specified the ICMPv6 code. For ICMPv6 NI Query messages, if specific Subject type is specified, the ICMPv6 code is automatically set to the corresponding value. </text:p>
      <text:p text:style-name="P3"/>
      <text:p text:style-name="P3"/>
      <text:p text:style-name="P10"><text:span text:style-name="Codigo_20_Car">--qtype</text:span><text:span text:style-name="T2">, </text:span><text:span text:style-name="Codigo_20_Car">-q</text:span></text:p>
      <text:p text:style-name="P3"/>
      <text:p text:style-name="P3">This option specifies the Qtype value of ICMPv6 NI messages. For ICMPv6 NI Reply messages, if specific Data type is specified, the ICMPv6 Qtype is automatically set to the corresponding value. </text:p>
      <text:p text:style-name="P3"/>
      <text:p text:style-name="P3"/>
      <text:p text:style-name="P3"/>
      <text:p text:style-name="P10"><text:soft-page-break/><text:span text:style-name="T4">--flags</text:span><text:span text:style-name="T2">, </text:span><text:span text:style-name="T4">-X</text:span></text:p>
      <text:p text:style-name="P3"/>
      <text:p text:style-name="P3">This option specified the “Flags” field of the ICMPv6 NI messages.</text:p>
      <text:p text:style-name="P3"/>
      <text:p text:style-name="P3">For ICMPv6 NI Query messages of Qtype 3 (Node IPv6 Addresses), the “Flags” field defaults to “GSLCA”. For ICMPv6 NI Query messages of Qtype 4 (Node IPv4 Addresses), the “Flags” field defaults to “A”. For other ICMPv6 NI Query messages it defaults to 0.</text:p>
      <text:p text:style-name="P3">For ICMPv6 Reply messages, the “Flags” field is copied from the corresponding ICMPv6 NI Query message.</text:p>
      <text:p text:style-name="P3"/>
      <text:p text:style-name="P3"/>
      <text:p text:style-name="P10"><text:span text:style-name="Codigo_20_Car">--data-ipv6</text:span><text:span text:style-name="T2">, </text:span><text:span text:style-name="Codigo_20_Car">-w</text:span></text:p>
      <text:p text:style-name="P3"/>
      <text:p text:style-name="P3">This option specifies an IPv6 Address to be used as the Data of ICMPv6 Node Information Reply messages.</text:p>
      <text:p text:style-name="P3"/>
      <text:p text:style-name="P3"/>
      <text:p text:style-name="P10"><text:span text:style-name="Codigo_20_Car">--data-ipv4</text:span><text:span text:style-name="T2">, </text:span><text:span text:style-name="Codigo_20_Car">-W</text:span></text:p>
      <text:p text:style-name="P3"/>
      <text:p text:style-name="P3">This option specifies an IPv4 Address to be used as the Data of ICMPv6 Node Information Reply messages.</text:p>
      <text:p text:style-name="P3"/>
      <text:p text:style-name="P3"/>
      <text:p text:style-name="P10"><text:span text:style-name="Codigo_20_Car">--data-name</text:span><text:span text:style-name="T2">, </text:span><text:span text:style-name="Codigo_20_Car">-a</text:span></text:p>
      <text:p text:style-name="P3"/>
      <text:p text:style-name="P3">This option specifies a Name to be used as the Data of ICMPv6 Node Information Reply messages. By default, the specified name is considered to be a Fully-Qualified Domain Name (FQDN). <text:s/>Please consult the “--dname-slabel” option for instructions on how to specify “single-label” names.</text:p>
      <text:p text:style-name="P3"/>
      <text:p text:style-name="P3"/>
      <text:p text:style-name="P10"><text:span text:style-name="Codigo_20_Car">--data-fname</text:span><text:span text:style-name="T2">, </text:span><text:span text:style-name="Codigo_20_Car">-A</text:span></text:p>
      <text:p text:style-name="P3"/>
      <text:p text:style-name="P3">This option instructs the ni6 tool to set the Data of the ICMPv6 NI Repl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data-ename</text:span><text:span text:style-name="T2">, </text:span><text:span text:style-name="Codigo_20_Car">-Q</text:span></text:p>
      <text:p text:style-name="P3"/>
      <text:p text:style-name="P3">This option instructs the ni6 tool to set the Data of ICMPv6 NI Reply messages to a malformed label of the specified length. This option is useful for including a malformed label that “spans past the end of the ICMPv6 NI Reply”.</text:p>
      <text:p text:style-name="P3"/>
      <text:p text:style-name="P3"/>
      <text:p text:style-name="P3"/>
      <text:p text:style-name="P10"><text:soft-page-break/><text:span text:style-name="Codigo_20_Car">--data-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2.</text:p>
      <text:p text:style-name="P3"/>
      <text:p text:style-name="P10"><text:span text:style-name="Codigo_20_Car"/></text:p>
      <text:p text:style-name="P10"><text:span text:style-name="Codigo_20_Car">--dname-slabel</text:span><text:span text:style-name="T2">, </text:span><text:span text:style-name="Codigo_20_Car">-E</text:span></text:p>
      <text:p text:style-name="P12"/>
      <text:p text:style-name="P12">This option specifies that the specified Data Name is a single-label name, and hence should be terminated with two (rather than one) NULL labels.</text:p>
      <text:p text:style-name="P3"/>
      <text:p text:style-name="P3"><text:span text:style-name="Codigo_20_Car"><text:span text:style-name="T2"/></text:span></text:p>
      <text:p text:style-name="P10"><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5"><text:span text:style-name="T4">--</text:span><text:span text:style-name="T4">block-link-dst</text:span><text:span text:style-name="T2">, </text:span><text:span text:style-name="T4">-K</text:span></text:p>
      <text:p text:style-name="P12"/>
      <text:p text:style-name="P12">This option sets a block filter for the incoming packets, based on their link-layer Destination Address. The option must be followed by a link-layer address (currently, only Ethernet is supported).</text:p>
      <text:p text:style-name="P11"/>
      <text:p text:style-name="P3"/>
      <text:p text:style-name="P10"><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text:soft-page-break/></text:p>
      <text:p text:style-name="P3"/>
      <text:p text:style-name="P10"><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0"><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6"><text:span text:style-name="Codigo_20_Car"><text:span text:style-name="T11">--forge-src-addr</text:span></text:span><text:span text:style-name="T6">, </text:span><text:span text:style-name="Codigo_20_Car"><text:span text:style-name="T11">-r</text:span></text:span></text:p>
      <text:p text:style-name="P13"/>
      <text:p text:style-name="P12">This option instructs the ni6 tool to forge the IPv6 Source Address of ICMPv6 NI messages. Note that when operating in listening mode, unless this tool is set, ni6 will not impersonate other nodes.</text:p>
      <text:p text:style-name="P3"/>
      <text:p text:style-name="P3"/>
      <text:p text:style-name="P16"><text:span text:style-name="Codigo_20_Car"><text:span text:style-name="T11">--forge-link-src-addr</text:span></text:span><text:span text:style-name="T6">, </text:span><text:span text:style-name="Codigo_20_Car"><text:span text:style-name="T11">-R</text:span></text:span></text:p>
      <text:p text:style-name="P13"/>
      <text:p text:style-name="P17">This option instructs the ni6 tool to forge the link-layer Source Address of ICMPv6 NI messages. </text:p>
      <text:p text:style-name="P18"/>
      <text:p text:style-name="P18">Note: Some interface cards (or their corresponding drivers) may silently discard packets that contain a forged link-layer Source Address.</text:p>
      <text:p text:style-name="P18"/>
      <text:p text:style-name="P19"><text:span text:style-name="Codigo_20_Car">--loop, -l</text:span></text:p>
      <text:p text:style-name="P18"/>
      <text:p text:style-name="P18">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8"/>
      <text:p text:style-name="P18"/>
      <text:p text:style-name="P19"><text:span text:style-name="Codigo_20_Car">--sleep</text:span><text:span text:style-name="T2">, </text:span><text:span text:style-name="Codigo_20_Car">-z</text:span></text:p>
      <text:p text:style-name="P18"/>
      <text:p text:style-name="P18">This option specifies the amount of time to pause between sending ICMPv6 Node Information <text:soft-page-break/>Query messages (when the “--loop” option is set). If left unspecified, it defaults to 1 second.</text:p>
      <text:p text:style-name="P18"/>
      <text:p text:style-name="P18"/>
      <text:p text:style-name="P19"><text:span text:style-name="Codigo_20_Car">--listen</text:span><text:span text:style-name="T2">, </text:span><text:span text:style-name="Codigo_20_Car">-L</text:span></text:p>
      <text:p text:style-name="P18"/>
      <text:p text:style-name="P3">This instructs the ni6 tool to operate in listening mode (possibly after attacking a specified target). Note that this option cannot be used in conjunction with the “-l” (“--loop”) option.</text:p>
      <text:p text:style-name="P3"/>
      <text:p text:style-name="P3"/>
      <text:p text:style-name="P10"><text:span text:style-name="Codigo_20_Car">--verbose</text:span><text:span text:style-name="T2">, </text:span><text:span text:style-name="Codigo_20_Car">-v</text:span></text:p>
      <text:p text:style-name="P3"/>
      <text:p text:style-name="P3">This option instructs the ni6 tool to be verbose. <text:s/>When the option is set twice, the tool is “very verbose”, and the tool also informs which packets have been discarded as a result of applying the specified filters. </text:p>
      <text:p text:style-name="P3"/>
      <text:p text:style-name="P3"/>
      <text:p text:style-name="P15"><text:span text:style-name="Codigo_20_Car">--help</text:span><text:span text:style-name="T2">, </text:span><text:span text:style-name="Codigo_20_Car">-h</text:span></text:p>
      <text:p text:style-name="P12"/>
      <text:p text:style-name="P12">Print help information for the ni6 tool. </text:p>
      <text:p text:style-name="P3"/>
      <text:h text:style-name="P22" text:outline-level="2">Examples</text:h>
      <text:h text:style-name="P23" text:outline-level="3">Example #1</text:h>
      <text:p text:style-name="P4"/>
      <text:p text:style-name="P20"># ni6 -i eth0 --subject-ipv6 ff02::1 -d ff02::1 -q 2 -v</text:p>
      <text:p text:style-name="P3"/>
      <text:p text:style-name="P3">Send an ICMPv6 Node Information Query to the multicast address ff02::1 (“-d” option), with a Subject IPv6 Address of “ff02::1” (“--subject-ipv6” option), querying for Node names (“-q” option). Be verbose.</text:p>
      <text:p text:style-name="P3"/>
      <text:h text:style-name="P23" text:outline-level="3">Example #2</text:h>
      <text:p text:style-name="P4"/>
      <text:p text:style-name="P20"># ni6 -i eth0 --data-fname 1000 -L --forge-src-addr -v</text:p>
      <text:p text:style-name="P3"/>
      <text:p text:style-name="P3">Listen to incoming ICMPv6 Node Information Query messages querying for node names, and respond with ICMPv6 NI Reply messages that contain a forged name of 700 bytes. Forge the IPv6 Source Address of the packets. Be verbose.</text:p>
      <text:p text:style-name="P3"/>
      <text:p text:style-name="P3"/>
      <text:p text:style-name="P8">Credits</text:p>
      <text:p text:style-name="P3"/>
      <text:p text:style-name="P3">The ni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2" text:outline-level="2"><text:soft-page-break/>License</text:h>
      <text:p text:style-name="P4"/>
      <text:p text:style-name="P10"><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26:34</dc:date>
    <meta:print-date>2010-02-11T10:06:00</meta:print-date>
    <meta:editing-cycles>49</meta:editing-cycles>
    <meta:editing-duration>PT18H45M36S</meta:editing-duration>
    <meta:generator>LibreOffice/3.3$Linux LibreOffice_project/330m19$Build-401</meta:generator>
    <meta:document-statistic meta:table-count="0" meta:image-count="0" meta:object-count="0" meta:page-count="9" meta:paragraph-count="117" meta:word-count="2328" meta:character-count="14102"/>
    <meta:user-defined meta:name="Info 1"/>
    <meta:user-defined meta:name="Info 2"/>
    <meta:user-defined meta:name="Info 3"/>
    <meta:user-defined meta:name="Info 4"/>
  </office:meta>
</office:document-meta>
</file>